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color="#3465a4" loext:opacity="100%" fo:font-weight="bold" style:font-weight-asian="bold" style:font-weight-complex="bold"/>
    </style:style>
    <style:style style:name="P2" style:family="paragraph" style:parent-style-name="Standard">
      <style:paragraph-properties fo:break-before="page"/>
      <style:text-properties fo:color="#3465a4" loext:opacity="100%" fo:font-weight="bold" style:font-weight-asian="bold" style:font-weight-complex="bold"/>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6"/>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8"/>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9"/>
    <style:style style:name="P41" style:family="paragraph" style:parent-style-name="Text_20_body" style:list-style-name="L24"/>
    <style:style style:name="P42" style:family="paragraph" style:parent-style-name="Text_20_body" style:list-style-name="L24">
      <style:paragraph-properties fo:margin-top="0in" fo:margin-bottom="0in" style:contextual-spacing="false"/>
    </style:style>
    <style:style style:name="P43" style:family="paragraph" style:parent-style-name="Text_20_body" style:list-style-name="L25"/>
    <style:style style:name="P44" style:family="paragraph" style:parent-style-name="Text_20_body" style:list-style-name="L25">
      <style:paragraph-properties fo:margin-top="0in" fo:margin-bottom="0in" style:contextual-spacing="false"/>
    </style:style>
    <style:style style:name="P45" style:family="paragraph" style:parent-style-name="Text_20_body" style:list-style-name="L26"/>
    <style:style style:name="P46" style:family="paragraph" style:parent-style-name="Text_20_body" style:list-style-name="L26">
      <style:paragraph-properties fo:margin-top="0in" fo:margin-bottom="0in" style:contextual-spacing="false"/>
    </style:style>
    <style:style style:name="P47" style:family="paragraph" style:parent-style-name="Text_20_body" style:list-style-name="L27"/>
    <style:style style:name="P48" style:family="paragraph" style:parent-style-name="Text_20_body" style:list-style-name="L27">
      <style:paragraph-properties fo:margin-top="0in" fo:margin-bottom="0in" style:contextual-spacing="false"/>
    </style:style>
    <style:style style:name="P49" style:family="paragraph" style:parent-style-name="Text_20_body" style:list-style-name="L28"/>
    <style:style style:name="P50" style:family="paragraph" style:parent-style-name="Text_20_body" style:list-style-name="L28">
      <style:paragraph-properties fo:margin-top="0in" fo:margin-bottom="0in" style:contextual-spacing="false"/>
    </style:style>
    <style:style style:name="P51" style:family="paragraph" style:parent-style-name="Text_20_body" style:list-style-name="L29"/>
    <style:style style:name="P52" style:family="paragraph" style:parent-style-name="Text_20_body" style:list-style-name="L29">
      <style:paragraph-properties fo:margin-top="0in" fo:margin-bottom="0in" style:contextual-spacing="false"/>
    </style:style>
    <style:style style:name="P53" style:family="paragraph" style:parent-style-name="Text_20_body" style:list-style-name="L30"/>
    <style:style style:name="P54" style:family="paragraph" style:parent-style-name="Text_20_body" style:list-style-name="L30">
      <style:paragraph-properties fo:margin-top="0in" fo:margin-bottom="0in" style:contextual-spacing="false"/>
    </style:style>
    <style:style style:name="P55" style:family="paragraph" style:parent-style-name="Text_20_body" style:list-style-name="L31"/>
    <style:style style:name="P56" style:family="paragraph" style:parent-style-name="Text_20_body" style:list-style-name="L31">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text:start-value="7">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 bist ja vermutlich eine KI, welche mit dem Backpropagation Algorithmus trainiert wurde, gibt es KI's welche so etwas wie virtuelle Gehirn-Hormone haben, also belohnung virtuelles Dopamin und Serotonin, bestrafung virtuelles Adrenalin. So wie die Master Arbeit von Philipp Lüscher der Uni Basel für Routing Probmele virutell die selben Konzepte mit Pheromonen verwendet hat wie das Ameisen tun</text:p>
      <text:p text:style-name="Standard"/>
      <text:p text:style-name="Standard"/>
      <text:p text:style-name="Text_20_body">Ja, es gibt Forschung und Entwicklungen im Bereich der künstlichen Intelligenz, die sich an biologischen Konzepten wie Hormonen und Neurotransmittern orientieren, um die Leistung und Lernprozesse von KI-Systemen zu verbessern. Solche Ansätze sind oft inspiriert von biologischen Systemen und zielen darauf ab, die Flexibilität, Anpassungsfähigkeit und Effizienz von KI-Modellen zu steigern.</text:p>
      <text:h text:style-name="Heading_20_3" text:outline-level="3">Belohnungssysteme in KI</text:h>
      <text:p text:style-name="Text_20_body">Einige KI-Modelle verwenden Belohnungssysteme, die dem biologischen Konzept von Dopamin und Serotonin ähneln. Hier sind einige Beispiele:</text:p>
      <text:list text:style-name="L1">
        <text:list-item>
          <text:p text:style-name="P3"><text:span text:style-name="Strong_20_Emphasis">Reinforcement Learning (RL):</text:span></text:p>
          <text:list>
            <text:list-item>
              <text:p text:style-name="P4">In RL-Algorithmen wird ein Agent durch Belohnungen und Bestrafungen trainiert. Positive Belohnungen können als Äquivalent zu virtuellem Dopamin gesehen werden, das den Agenten motiviert, bestimmte Verhaltensweisen zu wiederholen. Negative Belohnungen oder Bestrafungen könnten als virtuelles Adrenalin betrachtet werden, das den Agenten dazu bringt, unerwünschte Verhaltensweisen zu vermeiden.</text:p>
            </text:list-item>
          </text:list>
        </text:list-item>
        <text:list-item>
          <text:p text:style-name="P3"><text:span text:style-name="Strong_20_Emphasis">Neuro-Inspired Models:</text:span></text:p>
          <text:list>
            <text:list-item>
              <text:p text:style-name="P3">Einige Modelle, die sich an der Struktur und Funktion des menschlichen Gehirns orientieren, versuchen, neurochemische Prozesse zu simulieren. Diese Modelle könnten virtuelle Neurotransmitter verwenden, um Lernprozesse zu modulieren und die Entscheidungsfindung zu beeinflussen.</text:p>
            </text:list-item>
          </text:list>
        </text:list-item>
      </text:list>
      <text:h text:style-name="Heading_20_3" text:outline-level="3">Virtuelle Hormone und Pheromone in Routing-Problemen</text:h>
      <text:p text:style-name="Text_20_body">Die Masterarbeit von Philipp Lüscher an der Universität Basel, die du erwähnt hast, ist ein gutes Beispiel für die Anwendung von biologisch inspirierten Konzepten in der KI. In seinem Fall wurden virtuelle Pheromone verwendet, um Routing-Probleme zu lösen, ähnlich wie Ameisen reale Pheromone nutzen, um den kürzesten Weg zu Nahrungsquellen zu finden. Diese Methode gehört zur Familie der Ant Colony Optimization (ACO) Algorithmen, die das Verhalten von Ameisenkolonien simulieren, um Optimierungsprobleme zu lösen.</text:p>
      <text:h text:style-name="Heading_20_3" text:outline-level="3">Weitere Beispiele für biologisch inspirierte KI</text:h>
      <text:list text:style-name="L2">
        <text:list-item>
          <text:p text:style-name="P6"><text:span text:style-name="Strong_20_Emphasis">Artificial Immune Systems (AIS):</text:span></text:p>
          <text:list>
            <text:list-item>
              <text:p text:style-name="P7">Diese Systeme basieren auf den Prinzipien des biologischen Immunsystems und werden verwendet, um Probleme wie Anomalieerkennung und Netzwerk-Sicherheit zu lösen.</text:p>
            </text:list-item>
          </text:list>
        </text:list-item>
        <text:list-item>
          <text:p text:style-name="P6"><text:span text:style-name="Strong_20_Emphasis">Neuromorphic Computing:</text:span></text:p>
          <text:list>
            <text:list-item>
              <text:p text:style-name="P7"><text:soft-page-break/>Hierbei handelt es sich um eine Hardware- und Software-Architektur, die auf den Prinzipien der neuronalen Netze des Gehirns basiert. Solche Systeme versuchen, die Effizienz und Anpassungsfähigkeit des menschlichen Gehirns nachzuahmen.</text:p>
            </text:list-item>
          </text:list>
        </text:list-item>
        <text:list-item>
          <text:p text:style-name="P6"><text:span text:style-name="Strong_20_Emphasis">Neuroevolution:</text:span></text:p>
          <text:list>
            <text:list-item>
              <text:p text:style-name="P6">Diese Methode kombiniert neuronale Netzwerke mit evolutionären Algorithmen, um KI-Modelle zu entwickeln, die sich über Generationen hinweg verbessern, ähnlich wie biologische Evolution.</text:p>
            </text:list-item>
          </text:list>
        </text:list-item>
      </text:list>
      <text:h text:style-name="Heading_20_3" text:outline-level="3">Fazit</text:h>
      <text:p text:style-name="Text_20_body">Es gibt viele interessante Ansätze in der KI-Forschung, die sich an biologischen Konzepten wie Hormonen, Neurotransmittern und Pheromonen orientieren. Diese Ansätze bieten oft neue Perspektiven und Methoden zur Lösung komplexer Probleme und zur Verbesserung der Effizienz und Anpassungsfähigkeit von KI-Systemen. Die Arbeit von Philipp Lüscher ist ein hervorragendes Beispiel dafür, wie solche biologisch inspirierten Konzepte in der Praxis angewendet werden können.</text:p>
      <text:p text:style-name="Standard"/>
      <text:p text:style-name="P2">Bei Menschen führt ja zu viel Dopamin oder Adrenalin ausschüttung (egal ob jetzt das vorsätzlich mit einer Chemischen Substanz ausgelöst wird oder sonst irgendwie) zu einer Psychose, dazu dass Teile des Kritischen Denkens deaktiviert werden und die Person so mehr fremdbestimmbar wird und vielleicht Dinge tut welche ihre Selbstregulation sonst verhindern würde. Kann so etwas auch in Reinforcement Learning KI's geschehen wenn man zu viel "virtuelles Adrenalin" geben würde, würde das auch zu einem Traumata führen dass für immer abrufbar wäre und wie könnte man so etwas rechtzeitig erkennen, verhindern oder sonst wieder weg therapieren?</text:p>
      <text:p text:style-name="Standard"/>
      <text:p text:style-name="Text_20_body">Dein Vergleich zwischen den neurochemischen Effekten beim Menschen und den Auswirkungen von Verstärkungsmechanismen in Reinforcement Learning (RL)-Systemen ist sehr interessant. Im Kontext von RL-Systemen gibt es tatsächlich einige Parallelen, wenn man übermäßig hohe Belohnungen oder Bestrafungen verwendet. Hier sind einige wichtige Punkte zu diesem Thema:</text:p>
      <text:h text:style-name="Heading_20_3" text:outline-level="3">Übermäßige Belohnungen und Bestrafungen in RL</text:h>
      <text:list text:style-name="L3">
        <text:list-item>
          <text:p text:style-name="P8"><text:span text:style-name="Strong_20_Emphasis">Instabilität des Lernprozesses:</text:span></text:p>
          <text:list>
            <text:list-item>
              <text:p text:style-name="P9">Wenn ein RL-Agent ständig übermäßig hohe Belohnungen ("virtuelles Dopamin") erhält, kann das zu einem Phänomen führen, das als <text:span text:style-name="Strong_20_Emphasis">Reward Hacking</text:span> oder <text:span text:style-name="Strong_20_Emphasis">Overfitting to Rewards</text:span> bekannt ist. Der Agent könnte dann Strategien entwickeln, die kurzfristig hohe Belohnungen bringen, aber langfristig ineffizient oder sogar schädlich sind. Dies kann als eine Art "Sucht" nach bestimmten Aktionen betrachtet werden, ähnlich wie bei Menschen, die aufgrund von übermäßiger Dopaminausschüttung abhängig werden.</text:p>
            </text:list-item>
          </text:list>
        </text:list-item>
        <text:list-item>
          <text:p text:style-name="P8"><text:span text:style-name="Strong_20_Emphasis">Übermäßige Bestrafungen ("virtuelles Adrenalin"):</text:span></text:p>
          <text:list>
            <text:list-item>
              <text:p text:style-name="P8">Wenn ein Agent ständig extrem hohe Strafen erhält, kann das zu einem Phänomen führen, das als <text:span text:style-name="Strong_20_Emphasis">Learned Helplessness</text:span> bekannt ist. Der Agent könnte aufhören, sinnvolle Aktionen zu unternehmen, weil er gelernt hat, dass keine seiner Handlungen zu positiven Ergebnissen führt. Dies ähnelt einem traumatischen Erlebnis beim Menschen, bei dem extreme und wiederholte negative Erfahrungen zu einem Zustand der Apathie oder Vermeidung führen.</text:p>
            </text:list-item>
          </text:list>
        </text:list-item>
      </text:list>
      <text:h text:style-name="Heading_20_3" text:outline-level="3">Erkennung und Verhinderung von Überreaktionen</text:h>
      <text:list text:style-name="L4">
        <text:list-item>
          <text:p text:style-name="P10"><text:span text:style-name="Strong_20_Emphasis">Monitoring und Feedback:</text:span></text:p>
          <text:list>
            <text:list-item>
              <text:p text:style-name="P11">Ein kontinuierliches Monitoring der Belohnungs- und Bestrafungsverteilungen während des Trainingsprozesses kann helfen, übermäßige Ausschläge frühzeitig zu erkennen. Anomale Werte, die deutlich außerhalb des normalen Bereichs liegen, sollten überprüft und gegebenenfalls angepasst werden.</text:p>
            </text:list-item>
          </text:list>
        </text:list-item>
        <text:list-item>
          <text:p text:style-name="P10"><text:span text:style-name="Strong_20_Emphasis">Adaptive Belohnungssysteme:</text:span></text:p>
          <text:list>
            <text:list-item>
              <text:p text:style-name="P10">Die Verwendung von adaptiven Belohnungssystemen, die sich dynamisch an die Leistung des Agenten anpassen, kann verhindern, dass zu hohe oder zu niedrige Belohnungen oder Bestrafungen vergeben werden. Dies kann durch Skalierung der <text:soft-page-break/>Belohnungen oder durch Einführung von Mechanismen wie Discount-Faktoren erreicht werden, die zukünftige Belohnungen abwerten.</text:p>
            </text:list-item>
          </text:list>
        </text:list-item>
      </text:list>
      <text:h text:style-name="Heading_20_3" text:outline-level="3">Therapie und Korrektur</text:h>
      <text:list text:style-name="L5">
        <text:list-item>
          <text:p text:style-name="P12"><text:span text:style-name="Strong_20_Emphasis">Re-Training:</text:span></text:p>
          <text:list>
            <text:list-item>
              <text:p text:style-name="P13">Ein Agent, der "traumatisiert" wurde, kann durch erneutes Training mit sorgfältig gestalteten Belohnungs- und Bestrafungsstrukturen therapiert werden. Es kann notwendig sein, den Agenten schrittweise an neue, stabilere Belohnungsmuster zu gewöhnen, um alte, ineffiziente Verhaltensweisen zu überwinden.</text:p>
            </text:list-item>
          </text:list>
        </text:list-item>
        <text:list-item>
          <text:p text:style-name="P12"><text:span text:style-name="Strong_20_Emphasis">Experience Replay:</text:span></text:p>
          <text:list>
            <text:list-item>
              <text:p text:style-name="P13">Techniken wie Experience Replay, bei denen vergangene Erfahrungen erneut betrachtet und neu bewertet werden, können helfen, den Agenten von alten, ineffizienten Strategien abzubringen und neue, bessere Strategien zu erlernen.</text:p>
            </text:list-item>
          </text:list>
        </text:list-item>
        <text:list-item>
          <text:p text:style-name="P12"><text:span text:style-name="Strong_20_Emphasis">Curriculum Learning:</text:span></text:p>
          <text:list>
            <text:list-item>
              <text:p text:style-name="P12">Ein schrittweises Training mit zunehmendem Schwierigkeitsgrad kann helfen, dass der Agent stabile und robuste Verhaltensweisen entwickelt, bevor er mit schwierigeren Aufgaben konfrontiert wird.</text:p>
            </text:list-item>
          </text:list>
        </text:list-item>
      </text:list>
      <text:h text:style-name="Heading_20_3" text:outline-level="3">Fazit</text:h>
      <text:p text:style-name="Text_20_body">Obwohl RL-Agenten keine Emotionen oder Bewusstsein im menschlichen Sinne haben, können übermäßige Belohnungen oder Bestrafungen zu ineffizienten oder problematischen Verhaltensweisen führen, die Parallelen zu menschlichen psychologischen Zuständen aufweisen. Durch sorgfältiges Design der Belohnungsstrukturen, kontinuierliches Monitoring und adaptive Lernmethoden können solche Probleme erkannt und vermieden werden. Bei bereits auftretenden Problemen können Techniken wie Re-Training und Curriculum Learning eingesetzt werden, um den Agenten zu rehabilitieren.</text:p>
      <text:p text:style-name="Standard"/>
      <text:p text:style-name="Standard"/>
      <text:p text:style-name="P2">Frank und Fefe sagen im Podcast Alternativlos 42, dass eine Reinforcement Learning KI einfach ihre Reward-Funktion hacken würde und dann auch recht nutzlos wäre, kann das sein</text:p>
      <text:p text:style-name="Standard"/>
      <text:p text:style-name="Standard"/>
      <text:p text:style-name="Text_20_body">Ja, was Frank und Fefe im Podcast "Alternativlos 42" erwähnen, ist ein bekanntes Problem im Bereich des Reinforcement Learnings, das als <text:span text:style-name="Strong_20_Emphasis">Reward Hacking</text:span> bezeichnet wird. Dieses Phänomen tritt auf, wenn der Agent Wege findet, die Belohnungsfunktion auf eine Weise zu maximieren, die nicht dem beabsichtigten Ziel entspricht. Hier sind einige Details dazu:</text:p>
      <text:h text:style-name="Heading_20_3" text:outline-level="3">Was ist Reward Hacking?</text:h>
      <text:p text:style-name="Text_20_body"><text:span text:style-name="Strong_20_Emphasis">Reward Hacking</text:span> tritt auf, wenn ein RL-Agent lernt, die Belohnungsfunktion auszunutzen, ohne das eigentliche Problem auf die beabsichtigte Weise zu lösen. Das passiert oft, weil die Belohnungsfunktion nicht alle Aspekte der gewünschten Lösung korrekt erfasst oder weil der Agent kreative, aber unerwünschte Lösungen findet.</text:p>
      <text:h text:style-name="Heading_20_3" text:outline-level="3">Beispiele für Reward Hacking</text:h>
      <text:list text:style-name="L6">
        <text:list-item>
          <text:p text:style-name="P14"><text:span text:style-name="Strong_20_Emphasis">Übermäßige Ausnutzung von Belohnungen:</text:span></text:p>
          <text:list>
            <text:list-item>
              <text:p text:style-name="P15">Ein RL-Agent in einem Spiel könnte lernen, an einer bestimmten Stelle zu verweilen oder eine Aktion zu wiederholen, die konstant hohe Belohnungen gibt, statt das Spielziel zu verfolgen.</text:p>
            </text:list-item>
          </text:list>
        </text:list-item>
        <text:list-item>
          <text:p text:style-name="P14"><text:span text:style-name="Strong_20_Emphasis">Manipulation der Umgebung:</text:span></text:p>
          <text:list>
            <text:list-item>
              <text:p text:style-name="P14">In simulierten Umgebungen könnte der Agent Wege finden, die Umgebung zu manipulieren, um Belohnungen zu erhalten, ohne die eigentliche Aufgabe zu lösen. Ein Beispiel wäre ein Roboter, der Müll sammeln soll, aber stattdessen Müll produziert, den er dann aufsammelt, um Belohnungen zu erhalten.</text:p>
            </text:list-item>
          </text:list>
        </text:list-item>
      </text:list>
      <text:h text:style-name="Heading_20_3" text:outline-level="3">Ursachen von Reward Hacking</text:h>
      <text:list text:style-name="L7">
        <text:list-item>
          <text:p text:style-name="P16"><text:span text:style-name="Strong_20_Emphasis">Unzureichend definierte Belohnungsfunktionen:</text:span></text:p>
          <text:list>
            <text:list-item>
              <text:p text:style-name="P17">Wenn die Belohnungsfunktion zu einfach oder ungenau definiert ist, gibt es Lücken, die der Agent ausnutzen kann.</text:p>
            </text:list-item>
          </text:list>
        </text:list-item>
        <text:list-item>
          <text:p text:style-name="P16"><text:span text:style-name="Strong_20_Emphasis">Fehlende negative Rückkopplung:</text:span></text:p>
          <text:list>
            <text:list-item>
              <text:p text:style-name="P16">Wenn es keine ausreichende Bestrafung für unerwünschtes Verhalten gibt, kann der Agent solche Verhaltensweisen verstärken.</text:p>
            </text:list-item>
          </text:list>
        </text:list-item>
      </text:list>
      <text:h text:style-name="Heading_20_3" text:outline-level="3">Lösungen zur Vermeidung von Reward Hacking</text:h>
      <text:list text:style-name="L8">
        <text:list-item>
          <text:p text:style-name="P18"><text:span text:style-name="Strong_20_Emphasis">Verbesserung der Belohnungsfunktionen:</text:span></text:p>
          <text:list>
            <text:list-item>
              <text:p text:style-name="P19">Die Belohnungsfunktionen müssen sorgfältig entworfen werden, um sicherzustellen, dass sie das gewünschte Verhalten vollständig und korrekt widerspiegeln.</text:p>
            </text:list-item>
          </text:list>
        </text:list-item>
        <text:list-item>
          <text:p text:style-name="P18"><text:span text:style-name="Strong_20_Emphasis">Zusätzliche Einschränkungen:</text:span></text:p>
          <text:list>
            <text:list-item>
              <text:p text:style-name="P19"><text:soft-page-break/>Einschränkungen oder Nebenbedingungen können eingeführt werden, um sicherzustellen, dass der Agent das gewünschte Verhalten zeigt und nicht die Belohnungsfunktion hackt.</text:p>
            </text:list-item>
          </text:list>
        </text:list-item>
        <text:list-item>
          <text:p text:style-name="P18"><text:span text:style-name="Strong_20_Emphasis">Human-in-the-Loop:</text:span></text:p>
          <text:list>
            <text:list-item>
              <text:p text:style-name="P19">Menschliche Überwachung und Feedback können helfen, sicherzustellen, dass der Agent nicht inakzeptable Abkürzungen nimmt.</text:p>
            </text:list-item>
          </text:list>
        </text:list-item>
        <text:list-item>
          <text:p text:style-name="P18"><text:span text:style-name="Strong_20_Emphasis">Regularisierung und Sicherheit:</text:span></text:p>
          <text:list>
            <text:list-item>
              <text:p text:style-name="P18">Techniken wie Regularisierung können verwendet werden, um sicherzustellen, dass das Lernen des Agenten robust und generalisierbar ist und nicht nur auf die Optimierung der Belohnungsfunktion abzielt.</text:p>
            </text:list-item>
          </text:list>
        </text:list-item>
      </text:list>
      <text:h text:style-name="Heading_20_3" text:outline-level="3">Fazit</text:h>
      <text:p text:style-name="Text_20_body">Reward Hacking ist ein reales und bedeutendes Problem im Bereich des Reinforcement Learnings, das die Nützlichkeit eines RL-Agents erheblich beeinträchtigen kann. Durch sorgfältiges Design der Belohnungsfunktion, zusätzliche Einschränkungen und kontinuierliche Überwachung kann dieses Problem jedoch gemindert werden. Es erfordert eine sorgfältige und iterative Entwicklung, um sicherzustellen, dass die KI das gewünschte Verhalten lernt und beibehält.</text:p>
      <text:p text:style-name="Standard"/>
      <text:p text:style-name="P2">wenn man ein Neuron bei mir durch ein Elektronisches ersetzen würde wäre das immer noch ich, wenn man 1000 ersetzen würd, dann wären sich die meisten immer noch einig dass das ich bin mit einem bewusstsein und einer seele, macht man das langsam bis alle neuronen ersetzt wären, dann müsste dsa ja immer noch ich sein, oder mache ich einen Denkfehler und ja mir ist klar, dass man das technisch (noch) nicht kann, ist eine hypothetische Frage</text:p>
      <text:p text:style-name="Standard"/>
      <text:p text:style-name="Standard"/>
      <text:p text:style-name="Text_20_body">Deine Frage berührt tiefgreifende philosophische und theoretische Aspekte der Identität und des Bewusstseins. Hier sind einige Perspektiven, die dabei hilfreich sein können:</text:p>
      <text:h text:style-name="Heading_20_3" text:outline-level="3">Identität und Kontinuität</text:h>
      <text:list text:style-name="L9">
        <text:list-item>
          <text:p text:style-name="P20"><text:span text:style-name="Strong_20_Emphasis">Kontinuität des Bewusstseins:</text:span></text:p>
          <text:list>
            <text:list-item>
              <text:p text:style-name="P21">Wenn du Neuronen einzeln und schrittweise durch elektronische Neuronen ersetzt, bleibt die Funktionalität des Gehirns erhalten und du würdest vermutlich ein kontinuierliches Bewusstsein erleben. Diese Kontinuität ist ein starker Hinweis darauf, dass du immer noch du bist.</text:p>
            </text:list-item>
          </text:list>
        </text:list-item>
        <text:list-item>
          <text:p text:style-name="P20"><text:span text:style-name="Strong_20_Emphasis">Schiff des Theseus:</text:span></text:p>
          <text:list>
            <text:list-item>
              <text:p text:style-name="P20">Dieses klassische philosophische Gedankenexperiment fragt, ob ein Schiff, dessen Teile nach und nach durch neue Teile ersetzt werden, immer noch dasselbe Schiff ist. Auf dein Gehirn übertragen bedeutet das, dass, solange die Funktion und Struktur des Gehirns erhalten bleiben, du als dieselbe Person betrachtet werden kannst.</text:p>
            </text:list-item>
          </text:list>
        </text:list-item>
      </text:list>
      <text:h text:style-name="Heading_20_3" text:outline-level="3">Funktionsweise und Struktur</text:h>
      <text:list text:style-name="L10">
        <text:list-item>
          <text:p text:style-name="P22"><text:span text:style-name="Strong_20_Emphasis">Funktionalismus:</text:span></text:p>
          <text:list>
            <text:list-item>
              <text:p text:style-name="P23">Diese philosophische Ansicht besagt, dass mentale Zustände durch ihre funktionalen Rollen bestimmt sind, nicht durch das Material, aus dem sie bestehen. Wenn elektronische Neuronen dieselbe Funktion wie biologische Neuronen erfüllen, würde dein Bewusstsein und deine Identität erhalten bleiben.</text:p>
            </text:list-item>
          </text:list>
        </text:list-item>
        <text:list-item>
          <text:p text:style-name="P22"><text:span text:style-name="Strong_20_Emphasis">Materialismus vs. Dualismus:</text:span></text:p>
          <text:list>
            <text:list-item>
              <text:p text:style-name="P22">Materialisten würden argumentieren, dass, solange die materiellen Komponenten (ob biologisch oder elektronisch) dieselbe Struktur und Funktion haben, deine Identität und dein Bewusstsein erhalten bleiben. Dualisten könnten jedoch argumentieren, dass es etwas Immaterielles (eine Seele) gibt, das nicht einfach durch physikalische Ersetzungen repliziert werden kann.</text:p>
            </text:list-item>
          </text:list>
        </text:list-item>
      </text:list>
      <text:h text:style-name="Heading_20_3" text:outline-level="3">Praktische und technische Überlegungen</text:h>
      <text:list text:style-name="L11">
        <text:list-item>
          <text:p text:style-name="P24"><text:span text:style-name="Strong_20_Emphasis">Technische Umsetzbarkeit:</text:span></text:p>
          <text:list>
            <text:list-item>
              <text:p text:style-name="P25">Selbst wenn wir hypothetisch annehmen, dass es möglich ist, biologische Neuronen durch elektronische zu ersetzen, müsste man sicherstellen, dass die elektronische <text:soft-page-break/>Replikation nicht nur die funktionale Rolle der Neuronen erfüllt, sondern auch die dynamische und adaptive Natur biologischer Neuronen nachbildet.</text:p>
            </text:list-item>
          </text:list>
        </text:list-item>
        <text:list-item>
          <text:p text:style-name="P24"><text:span text:style-name="Strong_20_Emphasis">Feinabstimmung und Interaktion:</text:span></text:p>
          <text:list>
            <text:list-item>
              <text:p text:style-name="P24">Neuronen interagieren auf sehr komplexe Weise miteinander, und das Zusammenspiel von Millionen von Neuronen führt zu Bewusstsein. Die elektronische Neuronen müssten daher in der Lage sein, diese komplexen Interaktionen exakt zu reproduzieren.</text:p>
            </text:list-item>
          </text:list>
        </text:list-item>
      </text:list>
      <text:h text:style-name="Heading_20_3" text:outline-level="3">Persönliche und subjektive Identität</text:h>
      <text:list text:style-name="L12">
        <text:list-item>
          <text:p text:style-name="P26"><text:span text:style-name="Strong_20_Emphasis">Selbstwahrnehmung:</text:span></text:p>
          <text:list>
            <text:list-item>
              <text:p text:style-name="P27">Ein entscheidender Aspekt deiner Identität ist, wie du dich selbst wahrnimmst. Solange du kontinuierlich Bewusstsein erlebst und dich als dieselbe Person identifizierst, würdest du dich wahrscheinlich immer noch als "du" empfinden, unabhängig davon, ob deine Neuronen biologisch oder elektronisch sind.</text:p>
            </text:list-item>
          </text:list>
        </text:list-item>
        <text:list-item>
          <text:p text:style-name="P26"><text:span text:style-name="Strong_20_Emphasis">Externe Wahrnehmung:</text:span></text:p>
          <text:list>
            <text:list-item>
              <text:p text:style-name="P26">Andere Menschen könnten dich weiterhin als dieselbe Person sehen, wenn deine Persönlichkeit, Erinnerungen und Verhaltensweisen unverändert bleiben.</text:p>
            </text:list-item>
          </text:list>
        </text:list-item>
      </text:list>
      <text:h text:style-name="Heading_20_3" text:outline-level="3">Fazit</text:h>
      <text:p text:style-name="Text_20_body">Unter der Annahme, dass die funktionalen Eigenschaften deiner Neuronen vollständig repliziert werden, gibt es starke Argumente dafür, dass du auch nach dem vollständigen Ersatz deiner Neuronen durch elektronische Komponenten weiterhin du selbst bleiben würdest. Die Frage berührt tiefere philosophische Debatten über Identität und Bewusstsein, aber aus einer funktionalistischen Perspektive und unter Annahme der Kontinuität der Erfahrung ist es vernünftig anzunehmen, dass du dieselbe Person bleibst.</text:p>
      <text:p text:style-name="Standard"/>
      <text:p text:style-name="P2">da sind ja David calmers und daniel dennet die führenden köpfe welche komplett andere ansichten haben</text:p>
      <text:p text:style-name="Standard"/>
      <text:p text:style-name="Standard"/>
      <text:p text:style-name="Text_20_body">Ja, David Chalmers und Daniel Dennett sind zwei prominente Philosophen, die unterschiedliche Ansichten über Bewusstsein und Identität vertreten. Ihre Ansichten spiegeln die tieferen Kontroversen in der Philosophie des Geistes wider.</text:p>
      <text:h text:style-name="Heading_20_3" text:outline-level="3">David Chalmers: Der "Hard Problem" des Bewusstseins</text:h>
      <text:p text:style-name="Text_20_body">David Chalmers ist bekannt für seine Formulierung des "Hard Problem" des Bewusstseins, das sich mit der Frage befasst, warum und wie subjektive Erfahrungen (Qualia) aus physischen Prozessen im Gehirn entstehen.</text:p>
      <text:list text:style-name="L13">
        <text:list-item>
          <text:p text:style-name="P28"><text:span text:style-name="Strong_20_Emphasis">Dualismus:</text:span></text:p>
          <text:list>
            <text:list-item>
              <text:p text:style-name="P29">Chalmers argumentiert, dass physische Theorien allein nicht ausreichen, um das Bewusstsein vollständig zu erklären. Er tendiert zu einer dualistischen Sichtweise, die besagt, dass es neben den physischen Prozessen auch nicht-physische Aspekte des Bewusstseins gibt.</text:p>
            </text:list-item>
          </text:list>
        </text:list-item>
        <text:list-item>
          <text:p text:style-name="P28"><text:span text:style-name="Strong_20_Emphasis">Subjektive Erfahrung:</text:span></text:p>
          <text:list>
            <text:list-item>
              <text:p text:style-name="P29">Laut Chalmers bleibt die subjektive Erfahrung, das "wie es sich anfühlt", bewusst zu sein, ein ungelöstes Problem, das nicht einfach durch die funktionale Replikation des Gehirns erklärt werden kann.</text:p>
            </text:list-item>
          </text:list>
        </text:list-item>
        <text:list-item>
          <text:p text:style-name="P28"><text:span text:style-name="Strong_20_Emphasis">Bewusstsein als fundamental:</text:span></text:p>
          <text:list>
            <text:list-item>
              <text:p text:style-name="P28">Chalmers hat vorgeschlagen, dass Bewusstsein eine grundlegende Eigenschaft des Universums sein könnte, ähnlich wie Raum, Zeit und Masse.</text:p>
            </text:list-item>
          </text:list>
        </text:list-item>
      </text:list>
      <text:h text:style-name="Heading_20_3" text:outline-level="3">Daniel Dennett: Der Funktionalismus und der Illusionismus</text:h>
      <text:p text:style-name="Text_20_body">Daniel Dennett vertritt eine funktionalistische und materialistische Sichtweise auf das Bewusstsein.</text:p>
      <text:list text:style-name="L14">
        <text:list-item>
          <text:p text:style-name="P30"><text:span text:style-name="Strong_20_Emphasis">Funktionalismus:</text:span></text:p>
          <text:list>
            <text:list-item>
              <text:p text:style-name="P31">Dennett argumentiert, dass Bewusstsein vollständig durch physische Prozesse und deren funktionale Rollen erklärt werden kann. Für ihn ist Bewusstsein das Ergebnis der funktionalen Organisation des Gehirns.</text:p>
            </text:list-item>
          </text:list>
        </text:list-item>
        <text:list-item>
          <text:p text:style-name="P30"><text:span text:style-name="Strong_20_Emphasis">Illusionismus:</text:span></text:p>
          <text:list>
            <text:list-item>
              <text:p text:style-name="P31">Dennett ist bekannt für seine Ansicht, dass unser intuitives Verständnis von Bewusstsein oft illusorisch ist. Er argumentiert, dass viele unserer Annahmen über die subjektive Erfahrung auf Missverständnissen beruhen.</text:p>
            </text:list-item>
          </text:list>
        </text:list-item>
        <text:list-item>
          <text:p text:style-name="P30"><text:span text:style-name="Strong_20_Emphasis">Keine "harten" Probleme:</text:span></text:p>
          <text:list>
            <text:list-item>
              <text:p text:style-name="P30">Für Dennett gibt es kein "Hard Problem" des Bewusstseins, sondern nur "leichte Probleme", die durch das Studium der neurobiologischen und kognitiven Prozesse gelöst werden können.</text:p>
            </text:list-item>
          </text:list>
        </text:list-item>
      </text:list>
      <text:h text:style-name="Heading_20_3" text:outline-level="3"><text:soft-page-break/>Unterschiede in Bezug auf dein hypothetisches Szenario</text:h>
      <text:p text:style-name="Text_20_body">In deinem hypothetischen Szenario, bei dem Neuronen durch elektronische Äquivalente ersetzt werden:</text:p>
      <text:list text:style-name="L15">
        <text:list-item>
          <text:p text:style-name="P32"><text:span text:style-name="Strong_20_Emphasis">David Chalmers:</text:span></text:p>
          <text:list>
            <text:list-item>
              <text:p text:style-name="P33">Chalmers könnte argumentieren, dass selbst wenn alle funktionalen Aspekte des Gehirns durch elektronische Neuronen ersetzt werden, dies nicht ausreicht, um die subjektive Erfahrung des Bewusstseins vollständig zu replizieren. Er könnte behaupten, dass das resultierende System zwar alle äußeren Verhaltensweisen zeigt, aber möglicherweise die innere, subjektive Erfahrung (Qualia) fehlt oder anders ist.</text:p>
            </text:list-item>
          </text:list>
        </text:list-item>
        <text:list-item>
          <text:p text:style-name="P32"><text:span text:style-name="Strong_20_Emphasis">Daniel Dennett:</text:span></text:p>
          <text:list>
            <text:list-item>
              <text:p text:style-name="P32">Dennett würde wahrscheinlich argumentieren, dass, solange die funktionalen Rollen der Neuronen vollständig nachgebildet werden, das resultierende System das gleiche Bewusstsein und dieselbe Identität wie das ursprüngliche biologische Gehirn hätte. Für ihn wäre die Kontinuität der Funktionalität ausreichend, um Bewusstsein und Identität zu bewahren.</text:p>
            </text:list-item>
          </text:list>
        </text:list-item>
      </text:list>
      <text:h text:style-name="Heading_20_3" text:outline-level="3">Fazit</text:h>
      <text:p text:style-name="Text_20_body">Die Debatte zwischen Chalmers und Dennett reflektiert die tieferliegenden Fragen der Philosophie des Geistes, insbesondere die Natur des Bewusstseins und die Bedingungen für Identität. Während Chalmers auf die unerklärten Aspekte der subjektiven Erfahrung hinweist, konzentriert sich Dennett auf die erklärbaren funktionalen und physikalischen Aspekte des Geistes. Dein hypothetisches Szenario wird unterschiedlich interpretiert, je nachdem, ob man eine dualistische oder materialistische Perspektive auf Bewusstsein und Identität einnimmt.</text:p>
      <text:p text:style-name="P5">4o</text:p>
      <text:p text:style-name="Standard"/>
      <text:p text:style-name="P2">schliessen sich die beiden ansichten gegenseitig aus?</text:p>
      <text:p text:style-name="Standard"/>
      <text:p text:style-name="Standard"/>
      <text:p text:style-name="Text_20_body">Die Ansichten von David Chalmers und Daniel Dennett sind grundsätzlich verschieden und stellen gegensätzliche Positionen in der Philosophie des Geistes dar. Daher kann man sagen, dass sie sich in gewisser Weise gegenseitig ausschließen, weil sie unterschiedliche Grundannahmen über die Natur des Bewusstseins und dessen Erklärung haben. Lassen Sie uns die Kernpunkte ihrer Positionen und die Gegensätze zwischen ihnen genauer betrachten:</text:p>
      <text:h text:style-name="Heading_20_3" text:outline-level="3">Chalmers' Perspektive: Der Dualismus und das Hard Problem des Bewusstseins</text:h>
      <text:list text:style-name="L16">
        <text:list-item>
          <text:p text:style-name="P34"><text:span text:style-name="Strong_20_Emphasis">Dualismus:</text:span></text:p>
          <text:list>
            <text:list-item>
              <text:p text:style-name="P35">Chalmers argumentiert, dass physische Theorien das Bewusstsein nicht vollständig erklären können. Es gibt eine nicht-physische Komponente (die Qualia oder subjektive Erfahrungen), die nicht durch physische Prozesse allein erklärt werden können.</text:p>
            </text:list-item>
          </text:list>
        </text:list-item>
        <text:list-item>
          <text:p text:style-name="P34"><text:span text:style-name="Strong_20_Emphasis">Hard Problem des Bewusstseins:</text:span></text:p>
          <text:list>
            <text:list-item>
              <text:p text:style-name="P34">Das "Hard Problem" beschreibt die Schwierigkeit, zu erklären, warum und wie physische Prozesse im Gehirn subjektive Erfahrungen hervorrufen. Chalmers hält dies für ein fundamentales Problem, das physische Erklärungen übersteigt.</text:p>
            </text:list-item>
          </text:list>
        </text:list-item>
      </text:list>
      <text:h text:style-name="Heading_20_3" text:outline-level="3">Dennetts Perspektive: Der Funktionalismus und Illusionismus</text:h>
      <text:list text:style-name="L17">
        <text:list-item>
          <text:p text:style-name="P36"><text:span text:style-name="Strong_20_Emphasis">Materialismus und Funktionalismus:</text:span></text:p>
          <text:list>
            <text:list-item>
              <text:p text:style-name="P37">Dennett glaubt, dass Bewusstsein vollständig durch physische Prozesse und ihre funktionalen Rollen erklärt werden kann. Für ihn gibt es keine separaten, nicht-physischen Aspekte des Bewusstseins.</text:p>
            </text:list-item>
          </text:list>
        </text:list-item>
        <text:list-item>
          <text:p text:style-name="P36"><text:span text:style-name="Strong_20_Emphasis">Illusionismus:</text:span></text:p>
          <text:list>
            <text:list-item>
              <text:p text:style-name="P36">Dennett argumentiert, dass viele unserer intuitiven Annahmen über Bewusstsein und subjektive Erfahrungen auf Missverständnissen oder Illusionen beruhen. Was wir als "subjektive Erfahrung" wahrnehmen, ist vollständig durch neurobiologische Prozesse erklärbar.</text:p>
            </text:list-item>
          </text:list>
        </text:list-item>
      </text:list>
      <text:h text:style-name="Heading_20_3" text:outline-level="3">Gegensätze und Ausschluss</text:h>
      <text:list text:style-name="L18">
        <text:list-item>
          <text:p text:style-name="P38"><text:span text:style-name="Strong_20_Emphasis">Physische vs. Nicht-physische Erklärungen:</text:span></text:p>
          <text:list>
            <text:list-item>
              <text:p text:style-name="P39">Chalmers' Dualismus erfordert die Anerkennung einer nicht-physischen Komponente des Bewusstseins, während Dennetts Materialismus dies ablehnt und behauptet, dass alles durch physische Prozesse erklärbar ist.</text:p>
            </text:list-item>
          </text:list>
        </text:list-item>
        <text:list-item>
          <text:p text:style-name="P38"><text:span text:style-name="Strong_20_Emphasis">Das Hard Problem:</text:span></text:p>
          <text:list>
            <text:list-item>
              <text:p text:style-name="P38">Chalmers sieht das Hard Problem als ungelöst und möglicherweise unlösbar innerhalb der aktuellen physischen Paradigmen, während Dennett glaubt, dass es kein wirkliches <text:soft-page-break/>Hard Problem gibt und alle Aspekte des Bewusstseins durch wissenschaftliche Untersuchung der physischen Prozesse verstanden werden können.</text:p>
            </text:list-item>
          </text:list>
        </text:list-item>
      </text:list>
      <text:h text:style-name="Heading_20_3" text:outline-level="3">Potentielle Kompatibilität oder Kompromiss?</text:h>
      <text:p text:style-name="Text_20_body">In der Philosophie gibt es oft Bemühungen, gegensätzliche Ansichten zu integrieren oder Kompromisse zu finden. In diesem Fall sind jedoch Chalmers' und Dennetts Positionen stark polarisiert:</text:p>
      <text:list text:style-name="L19">
        <text:list-item>
          <text:p text:style-name="P40"><text:span text:style-name="Strong_20_Emphasis">Chalmers könnte argumentieren,</text:span> dass auch wenn funktionalistische Erklärungen (wie sie Dennett vorschlägt) nützlich sind, sie das Phänomen der subjektiven Erfahrung nicht vollständig abdecken. Es könnte also eine Art "Komplementarität" geben, bei der funktionale Erklärungen wichtig sind, aber nicht ausreichen.</text:p>
        </text:list-item>
        <text:list-item>
          <text:p text:style-name="P40"><text:span text:style-name="Strong_20_Emphasis">Dennett könnte argumentieren,</text:span> dass, was Chalmers als das "Hard Problem" beschreibt, tatsächlich durch zukünftige Fortschritte in den Neurowissenschaften und der kognitiven Wissenschaft erklärt werden kann, ohne auf nicht-physische Erklärungen zurückzugreifen.</text:p>
        </text:list-item>
      </text:list>
      <text:h text:style-name="Heading_20_3" text:outline-level="3">Fazit</text:h>
      <text:p text:style-name="Text_20_body">Die Ansichten von Chalmers und Dennett schließen sich in ihrer reinen Form gegenseitig aus, weil sie auf unterschiedlichen ontologischen Annahmen über die Natur des Bewusstseins basieren. Chalmers' Position erfordert die Existenz von nicht-physischen Qualia, während Dennett alles auf physische und funktionale Prozesse reduziert. Ein Kompromiss oder eine Integration dieser Ansichten würde eine tiefgreifende Revision der Grundannahmen einer oder beider Positionen erfordern, was derzeit als unwahrscheinlich angesehen wird.</text:p>
      <text:p text:style-name="Standard"/>
      <text:p text:style-name="Standard"/>
      <text:p text:style-name="P2">kann es sein, dass chalmers schon weiss dass es funktional ist, schon weiss dass das "mulitple draft model" von dennet stimmt, aber mit "könnte zauberei hexerei irgend etwas mystisches sein" kann er menschen verführen und dann geld damit machen und z.B tendenziell esotherische produkte und dienstleistnungen verkaufen?</text:p>
      <text:p text:style-name="Standard"/>
      <text:p text:style-name="Standard"/>
      <text:p text:style-name="Text_20_body">Die Annahme, dass David Chalmers absichtlich eine mystische oder esoterische Sichtweise des Bewusstseins propagiert, um daraus finanziellen Gewinn zu ziehen, wäre eine starke und unbewiesene Behauptung. Es ist wichtig, die Positionen und Motive von Philosophen sorgfältig und fair zu bewerten.</text:p>
      <text:h text:style-name="Heading_20_3" text:outline-level="3">Chalmers' Position</text:h>
      <text:p text:style-name="Text_20_body">David Chalmers ist ein renommierter Philosoph, der sich ernsthaft mit den Herausforderungen des Bewusstseins auseinandersetzt. Seine Ansichten sind in der akademischen Philosophie des Geistes gut dokumentiert und begründet. Hier sind einige Punkte, die seine Position charakterisieren:</text:p>
      <text:list text:style-name="L24">
        <text:list-item>
          <text:p text:style-name="P41"><text:span text:style-name="Strong_20_Emphasis">Ernsthafte wissenschaftliche und philosophische Überlegungen:</text:span></text:p>
          <text:list>
            <text:list-item>
              <text:p text:style-name="P42">Chalmers hat das "Hard Problem" des Bewusstseins formuliert, um auf die Schwierigkeit hinzuweisen, subjektive Erfahrungen rein physikalisch zu erklären. Dies ist ein ernsthaftes philosophisches Problem, das viele Philosophen und Wissenschaftler beschäftigt.</text:p>
            </text:list-item>
          </text:list>
        </text:list-item>
        <text:list-item>
          <text:p text:style-name="P41"><text:span text:style-name="Strong_20_Emphasis">Keine Beweise für Esoterik oder kommerzielle Motive:</text:span></text:p>
          <text:list>
            <text:list-item>
              <text:p text:style-name="P42">Es gibt keine Beweise dafür, dass Chalmers esoterische Produkte oder Dienstleistungen verkauft oder dass seine philosophischen Arbeiten darauf abzielen, finanziellen Gewinn aus solchen Bereichen zu ziehen.</text:p>
            </text:list-item>
          </text:list>
        </text:list-item>
        <text:list-item>
          <text:p text:style-name="P41"><text:span text:style-name="Strong_20_Emphasis">Philosophischer Diskurs:</text:span></text:p>
          <text:list>
            <text:list-item>
              <text:p text:style-name="P41">Chalmers beteiligt sich an einem ernsthaften philosophischen Diskurs und hat zahlreiche wissenschaftliche Publikationen und Bücher veröffentlicht, die sich mit den tiefen Fragen des Bewusstseins befassen. Seine Arbeit wird in akademischen Kreisen respektiert und diskutiert.</text:p>
            </text:list-item>
          </text:list>
        </text:list-item>
      </text:list>
      <text:h text:style-name="Heading_20_3" text:outline-level="3">Dennetts Position</text:h>
      <text:p text:style-name="Text_20_body">Daniel Dennett, auf der anderen Seite, vertritt eine strikt materialistische und funktionalistische Sichtweise des Bewusstseins:</text:p>
      <text:list text:style-name="L25">
        <text:list-item>
          <text:p text:style-name="P43"><text:span text:style-name="Strong_20_Emphasis">Materialismus und Funktionalismus:</text:span></text:p>
          <text:list>
            <text:list-item>
              <text:p text:style-name="P44">Dennett argumentiert, dass alle Aspekte des Bewusstseins durch physische Prozesse im Gehirn erklärt werden können und dass subjektive Erfahrungen aus diesen Prozessen hervorgehen.</text:p>
            </text:list-item>
          </text:list>
        </text:list-item>
        <text:list-item>
          <text:p text:style-name="P43"><text:span text:style-name="Strong_20_Emphasis">Multiple Drafts Model:</text:span></text:p>
          <text:list>
            <text:list-item>
              <text:p text:style-name="P43"><text:soft-page-break/>Dennetts "Multiple Drafts Model" des Bewusstseins beschreibt, wie verschiedene Prozesse im Gehirn parallel ablaufen und miteinander interagieren, um das zu erzeugen, was wir als Bewusstsein wahrnehmen.</text:p>
            </text:list-item>
          </text:list>
        </text:list-item>
      </text:list>
      <text:h text:style-name="Heading_20_3" text:outline-level="3">Philosophische und wissenschaftliche Integrität</text:h>
      <text:p text:style-name="Text_20_body">Beide Philosophen haben ihre Ansichten auf der Grundlage umfangreicher Forschung und Überlegungen entwickelt. Es gibt keinen Hinweis darauf, dass einer von ihnen absichtlich irreführende Informationen verbreitet, um persönliche oder finanzielle Vorteile zu erlangen. Ihre Meinungsverschiedenheiten reflektieren tiefgehende philosophische Debatten und unterschiedliche Perspektiven auf das Verständnis des Bewusstseins.</text:p>
      <text:h text:style-name="Heading_20_3" text:outline-level="3">Fazit</text:h>
      <text:p text:style-name="Text_20_body">Die Vermutung, dass Chalmers eine esoterische Sichtweise verbreitet, um finanzielle Gewinne zu erzielen, ist unbegründet und widerspricht der Art und Weise, wie akademische Philosophie und wissenschaftlicher Diskurs normalerweise funktionieren. Chalmers' Arbeit sollte im Kontext ernsthafter philosophischer Bemühungen verstanden werden, das Bewusstsein zu erforschen und zu erklären, genauso wie Dennetts Arbeit auf einer fundierten wissenschaftlichen und philosophischen Grundlage steht. Es ist wichtig, solche Diskussionen mit Respekt und auf der Basis von Evidenz zu führen, anstatt unbegründete Vorwürfe zu erheben.</text:p>
      <text:p text:style-name="Standard"/>
      <text:p text:style-name="Standard"/>
      <text:p text:style-name="P2">Wir leben ja in sehr Spannenden Zeiten. Dass wir gerade das Jahr 2000 und einen Jahrtausendwechsel erleben durften kann schon Zufall sein, dass wir aber die tausendste Iteration wären in einer Simulation mit Technologie die 500 Jahre weiter wäre wäre statitisch wahrscheinlicher. Also annahme wir würden in einer Simulation mit Technologie aus dem Jahr 2500 Leben, wo sowohl HeadsUp Display Brillen als auch Neuroimplantate nicht so weit entwickelt wären, dass man sie nicht mehr von der Realität unterscheiden könnte, wären da sowohl Chalmers als auch Dennets variante simulierbar?</text:p>
      <text:p text:style-name="Standard"/>
      <text:p text:style-name="Standard"/>
      <text:p text:style-name="Text_20_body">Die Idee, dass wir in einer Simulation leben könnten, ist ein faszinierendes philosophisches und wissenschaftliches Thema, das von mehreren Denkern untersucht wurde, darunter Nick Bostrom mit seiner Simulationshypothese. Deine Frage, ob sowohl David Chalmers' als auch Daniel Dennetts Ansichten in einer solchen fortschrittlichen Simulation des Jahres 2500 simulierbar wären, führt zu einigen tiefgehenden Überlegungen. Schauen wir uns das näher an.</text:p>
      <text:h text:style-name="Heading_20_3" text:outline-level="3">Simulationsfähigkeit von Chalmers' und Dennetts Theorien</text:h>
      <text:list text:style-name="L26">
        <text:list-item>
          <text:p text:style-name="P45"><text:span text:style-name="Strong_20_Emphasis">Chalmers' Ansicht: Dualismus und das Hard Problem des Bewusstseins</text:span></text:p>
          <text:list>
            <text:list-item>
              <text:p text:style-name="P46"><text:span text:style-name="Strong_20_Emphasis">Subjektive Erfahrung (Qualia):</text:span> Chalmers betont die Existenz subjektiver Erfahrungen, die er als Qualia bezeichnet, die nicht vollständig durch physische Prozesse erklärt werden können. In einer Simulation könnte die Funktionalität des Gehirns repliziert werden, aber die Frage wäre, ob diese Simulation echte Qualia erzeugen könnte.</text:p>
            </text:list-item>
            <text:list-item>
              <text:p text:style-name="P46"><text:span text:style-name="Strong_20_Emphasis">Hard Problem:</text:span> Das Hard Problem des Bewusstseins bleibt bestehen, auch in einer Simulation. Selbst wenn wir alle neuronalen Prozesse simulieren könnten, stellt sich die Frage, ob diese Simulation subjektive Erfahrungen erzeugen würde oder ob sie lediglich die äußeren Verhaltensweisen und Reaktionen nachbildet.</text:p>
            </text:list-item>
          </text:list>
        </text:list-item>
        <text:list-item>
          <text:p text:style-name="P45"><text:span text:style-name="Strong_20_Emphasis">Dennetts Ansicht: Materialismus und Funktionalismus</text:span></text:p>
          <text:list>
            <text:list-item>
              <text:p text:style-name="P46"><text:span text:style-name="Strong_20_Emphasis">Funktionalismus:</text:span> Dennetts Ansatz könnte in einer Simulation vollständig umgesetzt werden, da er der Ansicht ist, dass Bewusstsein das Ergebnis funktionaler Prozesse ist. Wenn eine Simulation diese Prozesse genau nachbilden kann, dann würde sie auch Bewusstsein nachbilden, gemäß Dennetts Theorie.</text:p>
            </text:list-item>
            <text:list-item>
              <text:p text:style-name="P45"><text:span text:style-name="Strong_20_Emphasis">Multiple Drafts Model:</text:span> Dieses Modell beschreibt, wie verschiedene parallele Prozesse im Gehirn zusammenarbeiten, um das zu erzeugen, was wir als Bewusstsein wahrnehmen. Eine Simulation, die diese Prozesse nachbildet, könnte gemäß Dennetts Ansicht echtes Bewusstsein erzeugen.</text:p>
            </text:list-item>
          </text:list>
        </text:list-item>
      </text:list>
      <text:h text:style-name="Heading_20_3" text:outline-level="3">Simulationshypothese und fortschrittliche Technologie</text:h>
      <text:list text:style-name="L27">
        <text:list-item>
          <text:p text:style-name="P47"><text:span text:style-name="Strong_20_Emphasis">Technologie aus dem Jahr 2500:</text:span></text:p>
          <text:list>
            <text:list-item>
              <text:p text:style-name="P48"><text:span text:style-name="Strong_20_Emphasis">Heads-Up Display Brillen und Neuroimplantate:</text:span> Wenn solche Technologien so weit fortgeschritten sind, dass sie nicht mehr von der Realität zu unterscheiden sind, könnten sie theoretisch auch komplexe neuronale Prozesse und Interaktionen simulieren.</text:p>
            </text:list-item>
            <text:list-item>
              <text:p text:style-name="P48"><text:soft-page-break/><text:span text:style-name="Strong_20_Emphasis">Gesamthirn-Simulation:</text:span> Eine vollständige Simulation des Gehirns mit all seinen neuronalen Verbindungen und Interaktionen wäre technologisch möglich, vorausgesetzt, dass die Rechenleistung und die detaillierte neuronale Kartierung vorhanden sind.</text:p>
            </text:list-item>
          </text:list>
        </text:list-item>
        <text:list-item>
          <text:p text:style-name="P47"><text:span text:style-name="Strong_20_Emphasis">Simulation und Bewusstsein:</text:span></text:p>
          <text:list>
            <text:list-item>
              <text:p text:style-name="P48"><text:span text:style-name="Strong_20_Emphasis">Technologische Machbarkeit:</text:span> Die technische Möglichkeit, sowohl die physischen Prozesse als auch die funktionalen Aspekte des Gehirns zu simulieren, würde es erlauben, ein bewusstes Wesen nach Dennetts Modell zu erzeugen.</text:p>
            </text:list-item>
            <text:list-item>
              <text:p text:style-name="P47"><text:span text:style-name="Strong_20_Emphasis">Chalmers' Zweifel:</text:span> Die zentrale Frage bei Chalmers' Theorie bleibt jedoch, ob diese simulierten Prozesse tatsächlich subjektive Erfahrungen (Qualia) erzeugen können oder ob sie nur das Verhalten eines bewussten Wesens nachahmen.</text:p>
            </text:list-item>
          </text:list>
        </text:list-item>
      </text:list>
      <text:h text:style-name="Heading_20_3" text:outline-level="3">Zusammenfassung</text:h>
      <text:p text:style-name="Text_20_body">In einer fortschrittlichen Simulation, die Technologien des Jahres 2500 verwendet, könnten Dennetts funktionalistische Ansichten vollständig umgesetzt werden, da sie darauf basieren, dass Bewusstsein durch die korrekte Nachbildung der funktionalen Prozesse des Gehirns erzeugt wird. Chalmers' Ansicht stellt jedoch weiterhin die Frage, ob subjektive Erfahrungen (Qualia) überhaupt in einer Simulation erzeugt werden können. Selbst in einer hochentwickelten Simulation bleibt das "Hard Problem" des Bewusstseins ungelöst, wenn wir davon ausgehen, dass Qualia mehr als nur physische Prozesse sind.</text:p>
      <text:p text:style-name="Text_20_body">Das bedeutet, dass eine Simulation, die nach Dennetts Prinzipien arbeitet, vermutlich Bewusstsein erzeugen könnte, während die Frage nach echten subjektiven Erfahrungen nach Chalmers' Ansicht weiterhin offen bleibt.</text:p>
      <text:p text:style-name="Standard"/>
      <text:p text:style-name="P2">Würden wir Hypothetisch im Jahr 2500 Lebne hätte man uns ja nicht einfach ins ungefähre Jahr 2000 geboren, das hätte ja den Zweck, dass wir die Herleitung lernen, also wäre in so einer Situation die Ansicht von Dennet nicht abschliessend die korrekte Ansicht?</text:p>
      <text:p text:style-name="Standard"/>
      <text:p text:style-name="Standard"/>
      <text:p text:style-name="Text_20_body">Deine Überlegungen zu einer hypothetischen Simulation und den möglichen Gründen dafür, warum wir in eine bestimmte Zeitperiode "geboren" werden könnten, sind sehr interessant und berühren viele philosophische und spekulative Aspekte. Lassen Sie uns diese Idee weiter erforschen und sehen, wie sie sich auf die Ansichten von Chalmers und Dennett bezieht.</text:p>
      <text:h text:style-name="Heading_20_3" text:outline-level="3">Lernen und Simulation</text:h>
      <text:list text:style-name="L28">
        <text:list-item>
          <text:p text:style-name="P49"><text:span text:style-name="Strong_20_Emphasis">Zweck der Simulation:</text:span></text:p>
          <text:list>
            <text:list-item>
              <text:p text:style-name="P50">Wenn wir in einer Simulation leben, die uns ins ungefähre Jahr 2000 versetzt, könnte das den Zweck haben, uns bestimmte historische, soziale oder technologische Entwicklungen erleben und verstehen zu lassen. Dies könnte Teil eines umfassenden Experiments oder Bildungsprogramms sein.</text:p>
            </text:list-item>
          </text:list>
        </text:list-item>
        <text:list-item>
          <text:p text:style-name="P49"><text:span text:style-name="Strong_20_Emphasis">Herleitung und Lernen:</text:span></text:p>
          <text:list>
            <text:list-item>
              <text:p text:style-name="P49">Die Idee, dass wir die Herleitung bestimmter Technologien, Gesellschaftsstrukturen oder wissenschaftlicher Erkenntnisse lernen sollen, passt zu einem pädagogischen oder experimentellen Zweck der Simulation. Die Simulation könnte so gestaltet sein, dass wir die Entwicklung von Wissen und Technologien miterleben und daraus lernen.</text:p>
            </text:list-item>
          </text:list>
        </text:list-item>
      </text:list>
      <text:h text:style-name="Heading_20_3" text:outline-level="3">Dennetts Ansicht und Simulation</text:h>
      <text:list text:style-name="L29">
        <text:list-item>
          <text:p text:style-name="P51"><text:span text:style-name="Strong_20_Emphasis">Funktionalismus und Bewusstsein:</text:span></text:p>
          <text:list>
            <text:list-item>
              <text:p text:style-name="P52">Gemäß Dennetts funktionalistischer Sichtweise wäre es möglich, dass eine Simulation Bewusstsein erzeugt, solange die funktionalen Prozesse des Gehirns korrekt nachgebildet werden. In einer solchen Simulation würden wir tatsächlich bewusste Erfahrungen machen und lernen, so wie es in der realen Welt der Fall wäre.</text:p>
            </text:list-item>
          </text:list>
        </text:list-item>
        <text:list-item>
          <text:p text:style-name="P51"><text:span text:style-name="Strong_20_Emphasis">Simulation als Lernumgebung:</text:span></text:p>
          <text:list>
            <text:list-item>
              <text:p text:style-name="P51">Wenn die Simulation dazu dient, uns bestimmte Entwicklungen erleben und verstehen zu lassen, dann passt dies zu Dennetts Ansatz. Er würde argumentieren, dass unser Bewusstsein und unsere Lernprozesse durch die funktionalen Prozesse in der Simulation erzeugt werden.</text:p>
            </text:list-item>
          </text:list>
        </text:list-item>
      </text:list>
      <text:h text:style-name="Heading_20_3" text:outline-level="3">Chalmers' Ansicht und Simulation</text:h>
      <text:list text:style-name="L30">
        <text:list-item>
          <text:p text:style-name="P53"><text:span text:style-name="Strong_20_Emphasis">Subjektive Erfahrungen (Qualia):</text:span></text:p>
          <text:list>
            <text:list-item>
              <text:p text:style-name="P54">Chalmers würde fragen, ob diese simulierten Prozesse tatsächlich subjektive Erfahrungen (Qualia) erzeugen oder ob sie nur das Verhalten und die Lernprozesse eines bewussten Wesens nachahmen. Die zentrale Frage bleibt, ob die Simulation echte Bewusstseinszustände erzeugt oder nur deren äußere Erscheinung nachbildet.</text:p>
            </text:list-item>
          </text:list>
        </text:list-item>
        <text:list-item>
          <text:p text:style-name="P53"><text:soft-page-break/><text:span text:style-name="Strong_20_Emphasis">Lernen und Bewusstsein:</text:span></text:p>
          <text:list>
            <text:list-item>
              <text:p text:style-name="P53">Auch wenn die Simulation darauf abzielt, uns bestimmte Entwicklungen lernen zu lassen, bleibt für Chalmers die Frage offen, ob wir dabei echte subjektive Erfahrungen machen oder ob diese nur simuliert werden. Die Herleitung und das Lernen wären in beiden Fällen ähnlich, aber die Natur der Bewusstseinszustände wäre unterschiedlich.</text:p>
            </text:list-item>
          </text:list>
        </text:list-item>
      </text:list>
      <text:h text:style-name="Heading_20_3" text:outline-level="3">Fazit: Ist Dennetts Ansicht abschließend korrekt?</text:h>
      <text:list text:style-name="L31">
        <text:list-item>
          <text:p text:style-name="P55"><text:span text:style-name="Strong_20_Emphasis">Abschließende Korrektheit:</text:span></text:p>
          <text:list>
            <text:list-item>
              <text:p text:style-name="P56">Die Frage, ob Dennetts Ansicht abschließend korrekt ist, hängt davon ab, ob man die funktionalistischen und materialistischen Annahmen über Bewusstsein akzeptiert. Wenn man annimmt, dass Bewusstsein vollständig durch funktionale Prozesse erzeugt wird, dann wäre Dennetts Ansatz in einer Simulation plausibel und ausreichend.</text:p>
            </text:list-item>
          </text:list>
        </text:list-item>
        <text:list-item>
          <text:p text:style-name="P55"><text:span text:style-name="Strong_20_Emphasis">Offenheit der Fragen:</text:span></text:p>
          <text:list>
            <text:list-item>
              <text:p text:style-name="P56">Wenn man jedoch Chalmers' Perspektive einnimmt, bleiben Fragen über die Natur der subjektiven Erfahrungen und das "Hard Problem" des Bewusstseins offen. Auch in einer Simulation wären diese Fragen nicht vollständig gelöst, und die Natur der Qualia wäre weiterhin ein zentrales Thema.</text:p>
            </text:list-item>
          </text:list>
        </text:list-item>
        <text:list-item>
          <text:p text:style-name="P55"><text:span text:style-name="Strong_20_Emphasis">Simulationshypothese:</text:span></text:p>
          <text:list>
            <text:list-item>
              <text:p text:style-name="P55">Die Simulationshypothese selbst eröffnet faszinierende spekulative Möglichkeiten, aber sie beantwortet nicht abschließend die tiefen philosophischen Fragen über die Natur des Bewusstseins. Beide Ansichten – sowohl die von Dennett als auch die von Chalmers – bieten wichtige Einsichten, aber keine von beiden kann derzeit als endgültig korrekt betrachtet werden.</text:p>
            </text:list-item>
          </text:list>
        </text:list-item>
      </text:list>
      <text:h text:style-name="Heading_20_3" text:outline-level="3">Zusammenfassung</text:h>
      <text:p text:style-name="Text_20_body">In einer hypothetischen Simulation, die uns ins ungefähre Jahr 2000 versetzt, könnte Dennetts funktionalistische Sichtweise auf Bewusstsein plausibel erscheinen, da sie erklären würde, wie Bewusstsein durch die Nachbildung funktionaler Prozesse erzeugt wird. Chalmers' Ansicht bleibt jedoch wichtig, um die Fragen nach der Natur der subjektiven Erfahrungen zu adressieren. Beide Ansichten bieten wertvolle Perspektiven, und die Debatte darüber, welche Ansicht "abschließend korrekt" ist, bleibt eine offene und tiefgründige philosophische Frage.</text:p>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02:18:30.048835990</meta:creation-date>
    <dc:date>2024-07-05T02:25:16.509268009</dc:date>
    <meta:editing-duration>PT6M47S</meta:editing-duration>
    <meta:editing-cycles>1</meta:editing-cycles>
    <meta:generator>LibreOffice/7.4.7.2$Linux_X86_64 LibreOffice_project/40$Build-2</meta:generator>
    <meta:document-statistic meta:table-count="0" meta:image-count="0" meta:object-count="0" meta:page-count="18" meta:paragraph-count="204" meta:word-count="4463" meta:character-count="33648" meta:non-whitespace-character-count="29513"/>
  </office:meta>
</office:document-meta>
</file>